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9" style:parent-style-name="Graphics">
      <style:graphic-properties draw:fill="none" fo:clip="rect(0in, 0in, 0in, 0in)" draw:stroke="none"/>
    </style:style>
    <style:style style:family="presentation" style:name="a670">
      <style:graphic-properties draw:fill="none" fo:clip="rect(0in, 0in, 0in, 0in)" draw:stroke="non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6">
      <style:graphic-properties draw:fill="none" fo:clip="rect(0in, 0in, 0in, 0in)" draw:stroke="non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fo:clip="rect(0in, 0in, 0in, 0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6" style:parent-style-name="Graphics">
      <style:graphic-properties draw:fill="none" fo:clip="rect(0in, 0in, 0in, 0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draw:fill="none" fo:clip="rect(0in, 0in, 0in, 0in)" draw:stroke="none"/>
    </style:style>
    <style:style style:family="graphic" style:name="a683" style:parent-style-name="Graphics">
      <style:graphic-properties draw:fill="none" fo:clip="rect(0in, 0in, 0in, 0in)" draw:stroke="none"/>
    </style:style>
    <style:style style:family="graphic" style:name="a684" style:parent-style-name="Graphics">
      <style:graphic-properties draw:fill="none" fo:clip="rect(0in, 0in, 0in, 0in)" draw:stroke="none"/>
    </style:style>
    <style:style style:family="graphic" style:name="a685" style:parent-style-name="Graphics">
      <style:graphic-properties draw:fill="none" fo:clip="rect(0in, 0in, 0in, 0in)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655" draw:master-page-name="Master1-Layout1-title-Diapositiva-de-título" presentation:presentation-page-layout-name="Master1-PPL1" draw:id="Slide-256">
        <draw:frame draw:id="id317" presentation:style-name="a659" draw:name="Título 1" svg:x="1.92392in" svg:y="2.2698in" svg:width="9.49247in" svg:height="1.91243in" presentation:class="title" presentation:placeholder="false">
          <draw:text-box>
            <text:p text:style-name="a658" text:class-names="" text:cond-style-name=""><text:span text:style-name="a656" text:class-names="">Algoritmos Computacionales</text:span><text:span text:style-name="a657" text:class-names=""/></text:p>
          </draw:text-box>
          <svg:title/>
          <svg:desc/>
        </draw:frame>
        <draw:frame draw:id="id318" presentation:style-name="a662" draw:name="Subtítulo 2" svg:x="1.92392in" svg:y="4.27194in" svg:width="9.48538in" svg:height="1.4464in" presentation:class="subtitle" presentation:placeholder="false">
          <draw:text-box>
            <text:p text:style-name="a661" text:class-names="" text:cond-style-name=""><text:span text:style-name="a660" text:class-names="">Centro de Educación y Formación Académica (CEDUK)</text:span></text:p>
          </draw:text-box>
          <svg:title/>
          <svg:desc/>
        </draw:frame>
      </draw:page>
      <draw:page draw:name="Slide2" draw:style-name="a663" draw:master-page-name="Master1-Layout2-obj-Título-y-objetos" presentation:presentation-page-layout-name="Master1-PPL2" draw:id="Slide-257">
        <draw:frame draw:id="id319" presentation:style-name="a669" draw:name="Título 1" svg:x="0.97182in" svg:y="2.56991in" svg:width="3.82653in" svg:height="2.6864in" presentation:class="title" presentation:placeholder="false">
          <draw:text-box>
            <text:p text:style-name="a668" text:class-names="" text:cond-style-name=""><text:span text:style-name="a664" text:class-names="">Presentación<text:line-break/></text:span><text:span text:style-name="a665" text:class-names=""><text:line-break/></text:span><text:span text:style-name="a666" text:class-names="">Víctor de Jesús Medrano Zarazúa</text:span><text:span text:style-name="a667" text:class-names=""/></text:p>
          </draw:text-box>
          <svg:title/>
          <svg:desc/>
        </draw:frame>
        <draw:frame draw:id="id320" presentation:style-name="a670" draw:name="Picture 6" svg:x="6.87977in" svg:y="0.87847in" svg:width="4.30469in" svg:height="5.73958in" style:rel-width="scale" style:rel-height="scale" presentation:class="graphic" presentation:placeholder="false">
          <draw:image xlink:href="media/image1.jpeg" xlink:type="simple" xlink:show="embed" xlink:actuate="onLoad"/>
          <svg:title/>
          <svg:desc>La imagen puede contener: 1 persona, de pie</svg:desc>
        </draw:frame>
      </draw:page>
      <draw:page draw:name="Slide6" draw:style-name="a671" draw:master-page-name="Master1-Layout2-obj-Título-y-objetos" presentation:presentation-page-layout-name="Master1-PPL2" draw:id="Slide-261">
        <draw:frame draw:id="id321" presentation:style-name="a675" draw:name="Título 1" svg:x="0.97182in" svg:y="2.56991in" svg:width="3.82653in" svg:height="2.6864in" presentation:class="title" presentation:placeholder="false">
          <draw:text-box>
            <text:p text:style-name="a674" text:class-names="" text:cond-style-name=""><text:span text:style-name="a672" text:class-names="">Estudios</text:span><text:span text:style-name="a673" text:class-names=""/></text:p>
          </draw:text-box>
          <svg:title/>
          <svg:desc/>
        </draw:frame>
        <draw:frame draw:id="id322" presentation:style-name="a676" draw:name="Picture 2" svg:x="6.55295in" svg:y="1.18038in" svg:width="4.97562in" svg:height="4.97562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para engineering png</svg:desc>
        </draw:frame>
      </draw:page>
      <draw:page draw:name="Slide5" draw:style-name="a677" draw:master-page-name="Master1-Layout2-obj-Título-y-objetos" presentation:presentation-page-layout-name="Master1-PPL2" draw:id="Slide-260">
        <draw:frame draw:id="id323" presentation:style-name="a681" draw:name="Título 1" svg:x="0.97182in" svg:y="2.56991in" svg:width="3.82653in" svg:height="2.6864in" presentation:class="title" presentation:placeholder="false">
          <draw:text-box>
            <text:p text:style-name="a680" text:class-names="" text:cond-style-name=""><text:span text:style-name="a678" text:class-names="">Aficiones</text:span><text:span text:style-name="a679" text:class-names=""/></text:p>
          </draw:text-box>
          <svg:title/>
          <svg:desc/>
        </draw:frame>
        <draw:frame draw:id="id324" presentation:style-name="a682" draw:name="Picture 2" svg:x="5.87143in" svg:y="1.82857in" svg:width="1.88038in" svg:height="1.88038in" style:rel-width="scale" style:rel-height="scale" presentation:class="graphic" presentation:placeholder="false">
          <draw:image xlink:href="media/image3.png" xlink:type="simple" xlink:show="embed" xlink:actuate="onLoad"/>
          <svg:title/>
          <svg:desc>Resultado de imagen para programar png</svg:desc>
        </draw:frame>
        <draw:frame draw:id="id325" draw:style-name="a683" draw:name="Picture 6" svg:x="8.10934in" svg:y="1.95105in" svg:width="2.09375in" svg:height="1.63542in" style:rel-width="scale" style:rel-height="scale">
          <draw:image xlink:href="media/image4.gif" xlink:type="simple" xlink:show="embed" xlink:actuate="onLoad"/>
          <svg:title/>
          <svg:desc>Imagen relacionada</svg:desc>
        </draw:frame>
        <draw:frame draw:id="id326" draw:style-name="a684" draw:name="Picture 8" svg:x="10.56062in" svg:y="1.8779in" svg:width="1.78172in" svg:height="1.78172in" style:rel-width="scale" style:rel-height="scale">
          <draw:image xlink:href="media/image5.png" xlink:type="simple" xlink:show="embed" xlink:actuate="onLoad"/>
          <svg:title/>
          <svg:desc>Resultado de imagen para movies png</svg:desc>
        </draw:frame>
        <draw:frame draw:id="id327" draw:style-name="a685" draw:name="Picture 10" svg:x="5.96077in" svg:y="3.70896in" svg:width="1.79104in" svg:height="1.79104in" style:rel-width="scale" style:rel-height="scale">
          <draw:image xlink:href="media/image6.png" xlink:type="simple" xlink:show="embed" xlink:actuate="onLoad"/>
          <svg:title/>
          <svg:desc>Resultado de imagen para listen music png</svg:desc>
        </draw:frame>
        <draw:frame draw:id="id328" draw:style-name="a686" draw:name="Picture 12" svg:x="8.37352in" svg:y="3.91311in" svg:width="1.56541in" svg:height="1.57143in" style:rel-width="scale" style:rel-height="scale">
          <draw:image xlink:href="media/image7.jpeg" xlink:type="simple" xlink:show="embed" xlink:actuate="onLoad"/>
          <svg:title/>
          <svg:desc>Resultado de imagen para piano png</svg:desc>
        </draw:frame>
        <draw:frame draw:id="id329" draw:style-name="a687" draw:name="Picture 14" svg:x="10.56063in" svg:y="3.91311in" svg:width="1.57143in" svg:height="1.57143in" style:rel-width="scale" style:rel-height="scale">
          <draw:image xlink:href="media/image8.png" xlink:type="simple" xlink:show="embed" xlink:actuate="onLoad"/>
          <svg:title/>
          <svg:desc>Imagen relacionada</svg:desc>
        </draw:frame>
      </draw:page>
      <draw:page draw:name="Slide3" draw:style-name="a688" draw:master-page-name="Master1-Layout2-obj-Título-y-objetos" presentation:presentation-page-layout-name="Master1-PPL2" draw:id="Slide-258">
        <draw:frame draw:id="id330" presentation:style-name="a692" draw:name="Título 1" svg:x="0.97182in" svg:y="2.56991in" svg:width="3.82653in" svg:height="2.6864in" presentation:class="title" presentation:placeholder="false">
          <draw:text-box>
            <text:p text:style-name="a691" text:class-names="" text:cond-style-name=""><text:span text:style-name="a689" text:class-names="">Contacto</text:span><text:span text:style-name="a690" text:class-names=""/></text:p>
          </draw:text-box>
          <svg:title/>
          <svg:desc/>
        </draw:frame>
        <draw:frame draw:id="id331" presentation:style-name="a708" draw:name="Marcador de contenido 2" svg:x="6.61189in" svg:y="4.05714in" svg:width="6.86994in" svg:height="2.5612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  <draw:frame draw:id="id332" draw:style-name="a709" draw:name="Picture 2" svg:x="6.54955in" svg:y="1.20221in" svg:width="1.18811in" svg:height="1.18811in" style:rel-width="scale" style:rel-height="scale">
          <draw:image xlink:href="media/image9.png" xlink:type="simple" xlink:show="embed" xlink:actuate="onLoad"/>
          <svg:title/>
          <svg:desc>Resultado de imagen para mail png</svg:desc>
        </draw:frame>
        <draw:frame draw:id="id333" draw:style-name="a715" draw:name="CuadroTexto 3" svg:x="7.94286in" svg:y="1.56769in" svg:width="4.42857in" svg:height="0.70684in">
          <draw:text-box>
            <text:p text:style-name="a712" text:class-names="" text:cond-style-name=""><text:span text:style-name="a710" text:class-names="">v.de.jesus@hotmail.com</text:span><text:span text:style-name="a711" text:class-names=""/></text:p>
            <text:p text:style-name="a714" text:class-names="" text:cond-style-name=""><text:span text:style-name="a713" text:class-names=""/></text:p>
          </draw:text-box>
          <svg:title/>
          <svg:desc/>
        </draw:frame>
        <draw:frame draw:id="id334" draw:style-name="a716" draw:name="Picture 4" svg:x="6.60745in" svg:y="2.59033in" svg:width="1.07231in" svg:height="1.07231in" style:rel-width="scale" style:rel-height="scale">
          <draw:image xlink:href="media/image10.png" xlink:type="simple" xlink:show="embed" xlink:actuate="onLoad"/>
          <svg:title/>
          <svg:desc>Resultado de imagen para phone png</svg:desc>
        </draw:frame>
        <draw:frame draw:id="id335" draw:style-name="a722" draw:name="CuadroTexto 7" svg:x="7.94286in" svg:y="2.86308in" svg:width="4.42857in" svg:height="0.70684in">
          <draw:text-box>
            <text:p text:style-name="a719" text:class-names="" text:cond-style-name=""><text:span text:style-name="a717" text:class-names="">8119022700</text:span><text:span text:style-name="a718" text:class-names=""/></text:p>
            <text:p text:style-name="a721" text:class-names="" text:cond-style-name=""><text:span text:style-name="a720" text:class-names=""/></text:p>
          </draw:text-box>
          <svg:title/>
          <svg:desc/>
        </draw:frame>
        <draw:frame draw:id="id336" draw:style-name="a723" draw:name="Picture 8" svg:x="6.60745in" svg:y="4.04437in" svg:width="1.0919in" svg:height="1.08337in" style:rel-width="scale" style:rel-height="scale">
          <draw:image xlink:href="media/image11.png" xlink:type="simple" xlink:show="embed" xlink:actuate="onLoad"/>
          <svg:title/>
          <svg:desc>Imagen relacionada</svg:desc>
        </draw:frame>
        <draw:frame draw:id="id337" draw:style-name="a729" draw:name="CuadroTexto 9" svg:x="7.92857in" svg:y="4.36264in" svg:width="4.42857in" svg:height="0.70684in">
          <draw:text-box>
            <text:p text:style-name="a726" text:class-names="" text:cond-style-name=""><text:span text:style-name="a724" text:class-names="">/vdejesusmedranoz</text:span><text:span text:style-name="a725" text:class-names=""/></text:p>
            <text:p text:style-name="a728" text:class-names="" text:cond-style-name=""><text:span text:style-name="a727" text:class-names=""/></text:p>
          </draw:text-box>
          <svg:title/>
          <svg:desc/>
        </draw:frame>
        <draw:frame draw:id="id338" draw:style-name="a730" draw:name="Picture 10" svg:x="6.59501in" svg:y="5.42379in" svg:width="1.09719in" svg:height="1.09719in" style:rel-width="scale" style:rel-height="scale">
          <draw:image xlink:href="media/image12.png" xlink:type="simple" xlink:show="embed" xlink:actuate="onLoad"/>
          <svg:title/>
          <svg:desc>Imagen relacionada</svg:desc>
        </draw:frame>
        <draw:frame draw:id="id339" draw:style-name="a736" draw:name="CuadroTexto 11" svg:x="7.94286in" svg:y="5.81414in" svg:width="4.42857in" svg:height="0.70684in">
          <draw:text-box>
            <text:p text:style-name="a733" text:class-names="" text:cond-style-name=""><text:span text:style-name="a731" text:class-names="">mixlaab.github.io</text:span><text:span text:style-name="a732" text:class-names=""/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ítulo y objetos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Encabezado de secció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os objeto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ció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Solo el título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En blanco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ido con título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n con título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ítulo y texto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ítulo vertical y texto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270" draw:display-name="LongDash" draw:style="rect" draw:dots1="1" draw:dots1-length="0.08333in" draw:dots2="0" draw:dots2-length="0in" draw:distance="0.01042in"/>
    <draw:stroke-dash draw:name="a649" draw:display-name="LongDash" draw:style="rect" draw:dots1="1" draw:dots1-length="0.08333in" draw:dots2="0" draw:dots2-length="0in" draw:distance="0.01042in"/>
    <draw:stroke-dash draw:name="a143" draw:display-name="DashDot" draw:style="rect" draw:dots1="1" draw:dots1-length="0.04167in" draw:dots2="1" draw:dots2-length="0.01389in" draw:distance="0.04167in"/>
    <draw:stroke-dash draw:name="a354" draw:display-name="DashDot" draw:style="rect" draw:dots1="1" draw:dots1-length="0.04167in" draw:dots2="1" draw:dots2-length="0.01389in" draw:distance="0.04167in"/>
    <draw:stroke-dash draw:name="a356" draw:display-name="LongDash" draw:style="rect" draw:dots1="1" draw:dots1-length="0.08333in" draw:dots2="0" draw:dots2-length="0in" draw:distance="0.01042in"/>
    <draw:stroke-dash draw:name="a145" draw:display-name="LongDash" draw:style="rect" draw:dots1="1" draw:dots1-length="0.08333in" draw:dots2="0" draw:dots2-length="0in" draw:distance="0.01042in"/>
    <draw:stroke-dash draw:name="a195" draw:display-name="Dash" draw:style="rect" draw:dots1="1" draw:dots1-length="0.03125in" draw:dots2="0" draw:dots2-length="0in" draw:distance="0.03125in"/>
    <draw:stroke-dash draw:name="a80" draw:display-name="DashDot" draw:style="rect" draw:dots1="1" draw:dots1-length="0.04167in" draw:dots2="1" draw:dots2-length="0.01389in" draw:distance="0.04167in"/>
    <draw:stroke-dash draw:name="a461" draw:display-name="Dash" draw:style="rect" draw:dots1="1" draw:dots1-length="0.03125in" draw:dots2="0" draw:dots2-length="0in" draw:distance="0.03125in"/>
    <draw:stroke-dash draw:name="a463" draw:display-name="Dash" draw:style="rect" draw:dots1="1" draw:dots1-length="0.03125in" draw:dots2="0" draw:dots2-length="0in" draw:distance="0.03125in"/>
    <draw:stroke-dash draw:name="a253" draw:display-name="Dash" draw:style="rect" draw:dots1="1" draw:dots1-length="0.03125in" draw:dots2="0" draw:dots2-length="0in" draw:distance="0.03125in"/>
    <draw:stroke-dash draw:name="a87" draw:display-name="Dash" draw:style="rect" draw:dots1="1" draw:dots1-length="0.03125in" draw:dots2="0" draw:dots2-length="0in" draw:distance="0.03125in"/>
    <draw:stroke-dash draw:name="a339" draw:display-name="Dash" draw:style="rect" draw:dots1="1" draw:dots1-length="0.03125in" draw:dots2="0" draw:dots2-length="0in" draw:distance="0.03125in"/>
    <draw:stroke-dash draw:name="a255" draw:display-name="Dash" draw:style="rect" draw:dots1="1" draw:dots1-length="0.03125in" draw:dots2="0" draw:dots2-length="0in" draw:distance="0.03125in"/>
    <draw:stroke-dash draw:name="a128" draw:display-name="Dash" draw:style="rect" draw:dots1="1" draw:dots1-length="0.03125in" draw:dots2="0" draw:dots2-length="0in" draw:distance="0.03125in"/>
    <draw:stroke-dash draw:name="a383" draw:display-name="Dash" draw:style="rect" draw:dots1="1" draw:dots1-length="0.03125in" draw:dots2="0" draw:dots2-length="0in" draw:distance="0.03125in"/>
    <draw:stroke-dash draw:name="a257" draw:display-name="Dash" draw:style="rect" draw:dots1="1" draw:dots1-length="0.03125in" draw:dots2="0" draw:dots2-length="0in" draw:distance="0.03125in"/>
    <draw:stroke-dash draw:name="a385" draw:display-name="Dash" draw:style="rect" draw:dots1="1" draw:dots1-length="0.03125in" draw:dots2="0" draw:dots2-length="0in" draw:distance="0.03125in"/>
    <draw:stroke-dash draw:name="a175" draw:display-name="Dash" draw:style="rect" draw:dots1="1" draw:dots1-length="0.03125in" draw:dots2="0" draw:dots2-length="0in" draw:distance="0.03125in"/>
    <draw:stroke-dash draw:name="a521" draw:display-name="DashDot" draw:style="rect" draw:dots1="1" draw:dots1-length="0.04167in" draw:dots2="1" draw:dots2-length="0.01389in" draw:distance="0.04167in"/>
    <draw:stroke-dash draw:name="a387" draw:display-name="Dash" draw:style="rect" draw:dots1="1" draw:dots1-length="0.03125in" draw:dots2="0" draw:dots2-length="0in" draw:distance="0.03125in"/>
    <draw:stroke-dash draw:name="a523" draw:display-name="DashDot" draw:style="rect" draw:dots1="1" draw:dots1-length="0.04167in" draw:dots2="1" draw:dots2-length="0.01389in" draw:distance="0.04167in"/>
    <draw:stroke-dash draw:name="a571" draw:display-name="Dash" draw:style="rect" draw:dots1="1" draw:dots1-length="0.03125in" draw:dots2="0" draw:dots2-length="0in" draw:distance="0.03125in"/>
    <draw:stroke-dash draw:name="a67" draw:display-name="Dash" draw:style="rect" draw:dots1="1" draw:dots1-length="0.03125in" draw:dots2="0" draw:dots2-length="0in" draw:distance="0.03125in"/>
    <draw:stroke-dash draw:name="a573" draw:display-name="Dash" draw:style="rect" draw:dots1="1" draw:dots1-length="0.03125in" draw:dots2="0" draw:dots2-length="0in" draw:distance="0.03125in"/>
    <draw:stroke-dash draw:name="a575" draw:display-name="Dash" draw:style="rect" draw:dots1="1" draw:dots1-length="0.03125in" draw:dots2="0" draw:dots2-length="0in" draw:distance="0.03125in"/>
    <draw:stroke-dash draw:name="a632" draw:display-name="Dash" draw:style="rect" draw:dots1="1" draw:dots1-length="0.03125in" draw:dots2="0" draw:dots2-length="0in" draw:distance="0.03125in"/>
    <draw:stroke-dash draw:name="a634" draw:display-name="Dash" draw:style="rect" draw:dots1="1" draw:dots1-length="0.03125in" draw:dots2="0" draw:dots2-length="0in" draw:distance="0.03125in"/>
    <draw:stroke-dash draw:name="a341" draw:display-name="Dash" draw:style="rect" draw:dots1="1" draw:dots1-length="0.03125in" draw:dots2="0" draw:dots2-length="0in" draw:distance="0.03125in"/>
    <draw:stroke-dash draw:name="a636" draw:display-name="Dash" draw:style="rect" draw:dots1="1" draw:dots1-length="0.03125in" draw:dots2="0" draw:dots2-length="0in" draw:distance="0.03125in"/>
    <draw:stroke-dash draw:name="a130" draw:display-name="Dash" draw:style="rect" draw:dots1="1" draw:dots1-length="0.03125in" draw:dots2="0" draw:dots2-length="0in" draw:distance="0.03125in"/>
    <draw:stroke-dash draw:name="a132" draw:display-name="Dash" draw:style="rect" draw:dots1="1" draw:dots1-length="0.03125in" draw:dots2="0" draw:dots2-length="0in" draw:distance="0.03125in"/>
    <draw:stroke-dash draw:name="a343" draw:display-name="Dash" draw:style="rect" draw:dots1="1" draw:dots1-length="0.03125in" draw:dots2="0" draw:dots2-length="0in" draw:distance="0.03125in"/>
    <draw:stroke-dash draw:name="a474" draw:display-name="DashDot" draw:style="rect" draw:dots1="1" draw:dots1-length="0.04167in" draw:dots2="1" draw:dots2-length="0.01389in" draw:distance="0.04167in"/>
    <draw:stroke-dash draw:name="a476" draw:display-name="LongDash" draw:style="rect" draw:dots1="1" draw:dots1-length="0.08333in" draw:dots2="0" draw:dots2-length="0in" draw:distance="0.01042in"/>
    <draw:stroke-dash draw:name="a400" draw:display-name="LongDash" draw:style="rect" draw:dots1="1" draw:dots1-length="0.08333in" draw:dots2="0" draw:dots2-length="0in" draw:distance="0.01042in"/>
    <draw:stroke-dash draw:name="a182" draw:display-name="Dash" draw:style="rect" draw:dots1="1" draw:dots1-length="0.03125in" draw:dots2="0" draw:dots2-length="0in" draw:distance="0.03125in"/>
    <draw:stroke-dash draw:name="a184" draw:display-name="Dash" draw:style="rect" draw:dots1="1" draw:dots1-length="0.03125in" draw:dots2="0" draw:dots2-length="0in" draw:distance="0.03125in"/>
    <draw:stroke-dash draw:name="a530" draw:display-name="Dash" draw:style="rect" draw:dots1="1" draw:dots1-length="0.03125in" draw:dots2="0" draw:dots2-length="0in" draw:distance="0.03125in"/>
    <draw:stroke-dash draw:name="a268" draw:display-name="DashDot" draw:style="rect" draw:dots1="1" draw:dots1-length="0.04167in" draw:dots2="1" draw:dots2-length="0.01389in" draw:distance="0.04167in"/>
    <draw:stroke-dash draw:name="a186" draw:display-name="DashDot" draw:style="rect" draw:dots1="1" draw:dots1-length="0.04167in" draw:dots2="1" draw:dots2-length="0.01389in" draw:distance="0.04167in"/>
    <draw:stroke-dash draw:name="a398" draw:display-name="DashDot" draw:style="rect" draw:dots1="1" draw:dots1-length="0.04167in" draw:dots2="1" draw:dots2-length="0.01389in" draw:distance="0.04167in"/>
    <draw:stroke-dash draw:name="a188" draw:display-name="DashDot" draw:style="rect" draw:dots1="1" draw:dots1-length="0.04167in" draw:dots2="1" draw:dots2-length="0.01389in" draw:distance="0.04167in"/>
    <draw:stroke-dash draw:name="a74" draw:display-name="Dash" draw:style="rect" draw:dots1="1" draw:dots1-length="0.03125in" draw:dots2="0" draw:dots2-length="0in" draw:distance="0.03125in"/>
    <draw:stroke-dash draw:name="a76" draw:display-name="Dash" draw:style="rect" draw:dots1="1" draw:dots1-length="0.03125in" draw:dots2="0" draw:dots2-length="0in" draw:distance="0.03125in"/>
    <draw:stroke-dash draw:name="a78" draw:display-name="DashDot" draw:style="rect" draw:dots1="1" draw:dots1-length="0.04167in" draw:dots2="1" draw:dots2-length="0.01389in" draw:distance="0.04167in"/>
    <draw:stroke-dash draw:name="a459" draw:display-name="Dash" draw:style="rect" draw:dots1="1" draw:dots1-length="0.03125in" draw:dots2="0" draw:dots2-length="0in" draw:distance="0.03125in"/>
    <draw:stroke-dash draw:name="a586" draw:display-name="DashDot" draw:style="rect" draw:dots1="1" draw:dots1-length="0.04167in" draw:dots2="1" draw:dots2-length="0.01389in" draw:distance="0.04167in"/>
    <draw:stroke-dash draw:name="a510" draw:display-name="Dash" draw:style="rect" draw:dots1="1" draw:dots1-length="0.03125in" draw:dots2="0" draw:dots2-length="0in" draw:distance="0.03125in"/>
    <draw:stroke-dash draw:name="a588" draw:display-name="LongDash" draw:style="rect" draw:dots1="1" draw:dots1-length="0.08333in" draw:dots2="0" draw:dots2-length="0in" draw:distance="0.01042in"/>
    <draw:stroke-dash draw:name="a517" draw:display-name="Dash" draw:style="rect" draw:dots1="1" draw:dots1-length="0.03125in" draw:dots2="0" draw:dots2-length="0in" draw:distance="0.03125in"/>
    <draw:stroke-dash draw:name="a519" draw:display-name="Dash" draw:style="rect" draw:dots1="1" draw:dots1-length="0.03125in" draw:dots2="0" draw:dots2-length="0in" draw:distance="0.03125in"/>
    <draw:stroke-dash draw:name="a647" draw:display-name="DashDot" draw:style="rect" draw:dots1="1" draw:dots1-length="0.04167in" draw:dots2="1" draw:dots2-length="0.01389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draw:fill="none" draw:stroke="dash" draw:stroke-dash="a74" svg:stroke-width="0.01042in" svg:stroke-color="#000000" svg:stroke-opacity="20%" draw:stroke-linejoin="miter" svg:stroke-linecap="butt"/>
    </style:style>
    <style:style style:family="graphic" style:name="a522">
      <style:graphic-properties draw:fill="none" draw:stroke="dash" draw:stroke-dash="a521" svg:stroke-width="0.01389in" svg:stroke-color="#000000" svg:stroke-opacity="20%" draw:stroke-linejoin="miter" svg:stroke-linecap="butt"/>
    </style:style>
    <style:style style:family="graphic" style:name="a77">
      <style:graphic-properties draw:fill="none" draw:stroke="dash" draw:stroke-dash="a76" svg:stroke-width="0.01042in" svg:stroke-color="#000000" svg:stroke-opacity="20%" draw:stroke-linejoin="miter" svg:stroke-linecap="butt"/>
    </style:style>
    <style:style style:family="graphic" style:name="a524">
      <style:graphic-properties draw:fill="none" draw:stroke="dash" draw:stroke-dash="a523" svg:stroke-width="0.01389in" svg:stroke-color="#000000" svg:stroke-opacity="20%" draw:stroke-linejoin="miter" svg:stroke-linecap="butt"/>
    </style:style>
    <style:style style:family="graphic" style:name="a79">
      <style:graphic-properties draw:fill="none" draw:stroke="dash" draw:stroke-dash="a78" svg:stroke-width="0.01389in" svg:stroke-color="#000000" svg:stroke-opacity="20%" draw:stroke-linejoin="miter" svg:stroke-linecap="butt"/>
    </style:style>
    <style:style style:family="graphic" style:name="a5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3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draw:fill="none" draw:stroke="dash" draw:stroke-dash="a632" svg:stroke-width="0.01042in" svg:stroke-color="#000000" svg:stroke-opacity="20%" draw:stroke-linejoin="miter" svg:stroke-linecap="but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dash" draw:stroke-dash="a634" svg:stroke-width="0.01042in" svg:stroke-color="#000000" svg:stroke-opacity="20%" draw:stroke-linejoin="miter" svg:stroke-linecap="but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dash" draw:stroke-dash="a636" svg:stroke-width="0.01042in" svg:stroke-color="#000000" svg:stroke-opacity="20%" draw:stroke-linejoin="miter" svg:stroke-linecap="butt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none" draw:stroke="dash" draw:stroke-dash="a80" svg:stroke-width="0.01389in" svg:stroke-color="#000000" svg:stroke-opacity="20%" draw:stroke-linejoin="miter" svg:stroke-linecap="butt"/>
    </style:style>
    <style:style style:family="paragraph" style:name="a4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dash" draw:stroke-dash="a530" svg:stroke-width="0.01042in" svg:stroke-color="#000000" svg:stroke-opacity="20%" draw:stroke-linejoin="miter" svg:stroke-linecap="butt"/>
    </style:style>
    <style:style style:family="graphic" style:name="a8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>
      <style:graphic-properties draw:fill="none" draw:stroke="dash" draw:stroke-dash="a87" svg:stroke-width="0.01042in" svg:stroke-color="#000000" svg:stroke-opacity="20%" draw:stroke-linejoin="miter" svg:stroke-linecap="butt"/>
    </style:style>
    <style:style style:family="text" style:name="a5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4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dash" draw:stroke-dash="a647" svg:stroke-width="0.01389in" svg:stroke-color="#000000" svg:stroke-opacity="20%" draw:stroke-linejoin="miter" svg:stroke-linecap="butt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dash" draw:stroke-dash="a649" svg:stroke-width="0.01042in" svg:stroke-color="#000000" svg:stroke-opacity="20%" draw:stroke-linejoin="miter" svg:stroke-linecap="butt"/>
    </style:style>
    <style:style style:family="paragraph" style:name="a5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solid" draw:fill-color="#f81b02" draw:opacity="100%" draw:stroke="none"/>
    </style:style>
    <style:style style:family="graphic" style:name="a334">
      <style:graphic-properties draw:fill="solid" draw:fill-color="#f81b02" draw:opacity="100%" draw:stroke="none"/>
    </style:style>
    <style:style style:family="graphic" style:name="a335">
      <style:graphic-properties draw:fill="solid" draw:fill-color="#f81b02" draw:opacity="100%" draw:stroke="none"/>
    </style:style>
    <style:style style:family="graphic" style:name="a3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draw:fill="solid" draw:fill-color="#f81b02" draw:opacity="100%" draw:stroke="none"/>
    </style:style>
    <style:style style:family="graphic" style:name="a123">
      <style:graphic-properties draw:fill="solid" draw:fill-color="#f81b02" draw:opacity="100%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4">
      <style:graphic-properties draw:fill="solid" draw:fill-color="#f81b02" draw:opacity="100%" draw:stroke="non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dash" draw:stroke-dash="a128" svg:stroke-width="0.01042in" svg:stroke-color="#000000" svg:stroke-opacity="20%" draw:stroke-linejoin="miter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none" draw:stroke="dash" draw:stroke-dash="a339" svg:stroke-width="0.01042in" svg:stroke-color="#000000" svg:stroke-opacity="20%" draw:stroke-linejoin="miter" svg:stroke-linecap="butt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dash" draw:stroke-dash="a341" svg:stroke-width="0.01042in" svg:stroke-color="#000000" svg:stroke-opacity="20%" draw:stroke-linejoin="miter" svg:stroke-linecap="butt"/>
    </style:style>
    <style:style style:family="graphic" style:name="a344">
      <style:graphic-properties draw:fill="none" draw:stroke="dash" draw:stroke-dash="a343" svg:stroke-width="0.01042in" svg:stroke-color="#000000" svg:stroke-opacity="20%" draw:stroke-linejoin="miter" svg:stroke-linecap="butt"/>
    </style:style>
    <style:style style:family="graphic" style:name="a3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solid" draw:fill-color="#f81b02" draw:opacity="100%" draw:stroke="none"/>
    </style:style>
    <style:style style:family="graphic" style:name="a454">
      <style:graphic-properties draw:fill="solid" draw:fill-color="#f81b02" draw:opacity="100%" draw:stroke="none"/>
    </style:style>
    <style:style style:family="graphic" style:name="a455">
      <style:graphic-properties draw:fill="solid" draw:fill-color="#f81b02" draw:opacity="100%" draw:stroke="none"/>
    </style:style>
    <style:style style:family="graphic" style:name="a4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dash" draw:stroke-dash="a130" svg:stroke-width="0.01042in" svg:stroke-color="#000000" svg:stroke-opacity="20%" draw:stroke-linejoin="miter" svg:stroke-linecap="butt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draw:fill="none" draw:stroke="dash" draw:stroke-dash="a132" svg:stroke-width="0.01042in" svg:stroke-color="#000000" svg:stroke-opacity="20%" draw:stroke-linejoin="miter" svg:stroke-linecap="butt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5">
      <style:graphic-properties draw:fill="solid" draw:fill-color="#f81b02" draw:opacity="100%" draw:stroke="none"/>
    </style:style>
    <style:style style:family="graphic" style:name="a1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6">
      <style:graphic-properties draw:fill="solid" draw:fill-color="#f81b02" draw:opacity="100%" draw:stroke="none"/>
    </style:style>
    <style:style style:family="graphic" style:name="a1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7">
      <style:graphic-properties draw:fill="solid" draw:fill-color="#f81b02" draw:opacity="100%" draw:stroke="none"/>
    </style:style>
    <style:style style:family="graphic" style:name="a1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draw:fill="solid" draw:fill-color="#f81b02" draw:opacity="100%" draw:stroke="none"/>
    </style:style>
    <style:style style:family="graphic" style:name="a3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8">
      <style:graphic-properties draw:fill="solid" draw:fill-color="#f81b02" draw:opacity="100%" draw:stroke="none"/>
    </style:style>
    <style:style style:family="graphic" style:name="a3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9">
      <style:graphic-properties draw:fill="solid" draw:fill-color="#f81b02" draw:opacity="100%" draw:stroke="none"/>
    </style:style>
    <style:style style:family="graphic" style:name="a3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5">
      <style:graphic-properties draw:fill="none" draw:stroke="dash" draw:stroke-dash="a354" svg:stroke-width="0.01389in" svg:stroke-color="#000000" svg:stroke-opacity="20%" draw:stroke-linejoin="miter" svg:stroke-linecap="butt"/>
    </style:style>
    <style:style style:family="graphic" style:name="a357">
      <style:graphic-properties draw:fill="none" draw:stroke="dash" draw:stroke-dash="a356" svg:stroke-width="0.01042in" svg:stroke-color="#000000" svg:stroke-opacity="20%" draw:stroke-linejoin="miter" svg:stroke-linecap="butt"/>
    </style:style>
    <style:style style:family="graphic" style:name="a35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0">
      <style:graphic-properties draw:fill="none" draw:stroke="dash" draw:stroke-dash="a459" svg:stroke-width="0.01042in" svg:stroke-color="#000000" svg:stroke-opacity="20%" draw:stroke-linejoin="miter" svg:stroke-linecap="butt"/>
    </style:style>
    <style:style style:family="graphic" style:name="a3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2">
      <style:graphic-properties draw:fill="none" draw:stroke="dash" draw:stroke-dash="a461" svg:stroke-width="0.01042in" svg:stroke-color="#000000" svg:stroke-opacity="20%" draw:stroke-linejoin="miter" svg:stroke-linecap="butt"/>
    </style:style>
    <style:style style:family="graphic" style:name="a464">
      <style:graphic-properties draw:fill="none" draw:stroke="dash" draw:stroke-dash="a463" svg:stroke-width="0.01042in" svg:stroke-color="#000000" svg:stroke-opacity="20%" draw:stroke-linejoin="miter" svg:stroke-linecap="butt"/>
    </style:style>
    <style:style style:family="graphic" style:name="a4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2">
      <style:graphic-properties draw:fill="none" draw:stroke="dash" draw:stroke-dash="a571" svg:stroke-width="0.01042in" svg:stroke-color="#000000" svg:stroke-opacity="20%" draw:stroke-linejoin="miter" svg:stroke-linecap="butt"/>
    </style:style>
    <style:style style:family="graphic" style:name="a1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4">
      <style:graphic-properties draw:fill="none" draw:stroke="dash" draw:stroke-dash="a573" svg:stroke-width="0.01042in" svg:stroke-color="#000000" svg:stroke-opacity="20%" draw:stroke-linejoin="miter" svg:stroke-linecap="butt"/>
    </style:style>
    <style:style style:family="graphic" style:name="a144">
      <style:graphic-properties draw:fill="none" draw:stroke="dash" draw:stroke-dash="a143" svg:stroke-width="0.01389in" svg:stroke-color="#000000" svg:stroke-opacity="20%" draw:stroke-linejoin="miter" svg:stroke-linecap="butt"/>
    </style:style>
    <style:style style:family="graphic" style:name="a576">
      <style:graphic-properties draw:fill="none" draw:stroke="dash" draw:stroke-dash="a575" svg:stroke-width="0.01042in" svg:stroke-color="#000000" svg:stroke-opacity="20%" draw:stroke-linejoin="miter" svg:stroke-linecap="butt"/>
    </style:style>
    <style:style style:family="graphic" style:name="a146">
      <style:graphic-properties draw:fill="none" draw:stroke="dash" draw:stroke-dash="a145" svg:stroke-width="0.01042in" svg:stroke-color="#000000" svg:stroke-opacity="20%" draw:stroke-linejoin="miter" svg:stroke-linecap="butt"/>
    </style:style>
    <style:style style:family="graphic" style:name="a5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4">
      <style:graphic-properties draw:fill="none" draw:stroke="dash" draw:stroke-dash="a253" svg:stroke-width="0.01042in" svg:stroke-color="#000000" svg:stroke-opacity="20%" draw:stroke-linejoin="miter" svg:stroke-linecap="butt"/>
    </style:style>
    <style:style style:family="graphic" style:name="a256">
      <style:graphic-properties draw:fill="none" draw:stroke="dash" draw:stroke-dash="a255" svg:stroke-width="0.01042in" svg:stroke-color="#000000" svg:stroke-opacity="20%" draw:stroke-linejoin="miter" svg:stroke-linecap="butt"/>
    </style:style>
    <style:style style:family="graphic" style:name="a3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8">
      <style:graphic-properties draw:fill="none" draw:stroke="dash" draw:stroke-dash="a257" svg:stroke-width="0.01042in" svg:stroke-color="#000000" svg:stroke-opacity="20%" draw:stroke-linejoin="miter" svg:stroke-linecap="butt"/>
    </style:style>
    <style:style style:family="graphic" style:name="a3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5">
      <style:graphic-properties draw:fill="none" draw:stroke="dash" draw:stroke-dash="a474" svg:stroke-width="0.01389in" svg:stroke-color="#000000" svg:stroke-opacity="20%" draw:stroke-linejoin="miter" svg:stroke-linecap="butt"/>
    </style:style>
    <style:style style:family="graphic" style:name="a477">
      <style:graphic-properties draw:fill="none" draw:stroke="dash" draw:stroke-dash="a476" svg:stroke-width="0.01042in" svg:stroke-color="#000000" svg:stroke-opacity="20%" draw:stroke-linejoin="miter" svg:stroke-linecap="butt"/>
    </style:style>
    <style:style style:family="graphic" style:name="a4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5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dash" draw:stroke-dash="a586" svg:stroke-width="0.01389in" svg:stroke-color="#000000" svg:stroke-opacity="20%" draw:stroke-linejoin="miter" svg:stroke-linecap="butt"/>
    </style:style>
    <style:style style:family="paragraph" style:name="a1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9">
      <style:graphic-properties draw:fill="none" draw:stroke="dash" draw:stroke-dash="a588" svg:stroke-width="0.01042in" svg:stroke-color="#000000" svg:stroke-opacity="20%" draw:stroke-linejoin="miter" svg:stroke-linecap="butt"/>
    </style:style>
    <style:style style:family="graphic" style:name="a26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9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draw:fill="none" draw:stroke="dash" draw:stroke-dash="a268" svg:stroke-width="0.01389in" svg:stroke-color="#000000" svg:stroke-opacity="20%" draw:stroke-linejoin="miter" svg:stroke-linecap="butt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f81b02" draw:opacity="100%" draw:stroke="none"/>
    </style:style>
    <style:style style:family="graphic" style:name="a378">
      <style:graphic-properties draw:fill="solid" draw:fill-color="#f81b02" draw:opacity="100%" draw:stroke="none"/>
    </style:style>
    <style:style style:family="graphic" style:name="a4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9">
      <style:graphic-properties draw:fill="solid" draw:fill-color="#f81b02" draw:opacity="100%" draw:stroke="none"/>
    </style:style>
    <style:style style:family="graphic" style:name="a481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none" draw:stroke="dash" draw:stroke-dash="a270" svg:stroke-width="0.01042in" svg:stroke-color="#000000" svg:stroke-opacity="20%" draw:stroke-linejoin="miter" svg:stroke-linecap="butt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5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4">
      <style:graphic-properties draw:fill="none" draw:stroke="dash" draw:stroke-dash="a383" svg:stroke-width="0.01042in" svg:stroke-color="#000000" svg:stroke-opacity="20%" draw:stroke-linejoin="miter" svg:stroke-linecap="butt"/>
    </style:style>
    <style:style style:family="graphic" style:name="a386">
      <style:graphic-properties draw:fill="none" draw:stroke="dash" draw:stroke-dash="a385" svg:stroke-width="0.01042in" svg:stroke-color="#000000" svg:stroke-opacity="20%" draw:stroke-linejoin="miter" svg:stroke-linecap="butt"/>
    </style:style>
    <style:style style:family="graphic" style:name="a388">
      <style:graphic-properties draw:fill="none" draw:stroke="dash" draw:stroke-dash="a387" svg:stroke-width="0.01042in" svg:stroke-color="#000000" svg:stroke-opacity="20%" draw:stroke-linejoin="miter" svg:stroke-linecap="butt"/>
    </style:style>
    <style:style style:family="presentation" style:name="a490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solid" draw:fill-color="#f81b02" draw:opacity="100%" draw:stroke="non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>
      <style:graphic-properties draw:fill="solid" draw:fill-color="#f81b02" draw:opacity="100%" draw:stroke="none"/>
    </style:style>
    <style:style style:family="graphic" style:name="a172">
      <style:graphic-properties draw:fill="solid" draw:fill-color="#f81b02" draw:opacity="100%" draw:stroke="none"/>
    </style:style>
    <style:style style:family="graphic" style:name="a1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6">
      <style:graphic-properties draw:fill="none" draw:stroke="dash" draw:stroke-dash="a175" svg:stroke-width="0.01042in" svg:stroke-color="#000000" svg:stroke-opacity="20%" draw:stroke-linejoin="miter" svg:stroke-linecap="butt"/>
    </style:style>
    <style:style style:family="graphic" style:name="a17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8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9">
      <style:graphic-properties draw:fill="none" draw:stroke="dash" draw:stroke-dash="a398" svg:stroke-width="0.01389in" svg:stroke-color="#000000" svg:stroke-opacity="20%" draw:stroke-linejoin="miter" svg:stroke-linecap="butt"/>
    </style:style>
    <style:style style:family="graphic" style:name="a1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3">
      <style:graphic-properties draw:fill="none" draw:stroke="dash" draw:stroke-dash="a182" svg:stroke-width="0.01042in" svg:stroke-color="#000000" svg:stroke-opacity="20%" draw:stroke-linejoin="miter" svg:stroke-linecap="butt"/>
    </style:style>
    <style:style style:family="graphic" style:name="a185">
      <style:graphic-properties draw:fill="none" draw:stroke="dash" draw:stroke-dash="a184" svg:stroke-width="0.01042in" svg:stroke-color="#000000" svg:stroke-opacity="20%" draw:stroke-linejoin="miter" svg:stroke-linecap="butt"/>
    </style:style>
    <style:style style:family="graphic" style:name="a187">
      <style:graphic-properties draw:fill="none" draw:stroke="dash" draw:stroke-dash="a186" svg:stroke-width="0.01389in" svg:stroke-color="#000000" svg:stroke-opacity="20%" draw:stroke-linejoin="miter" svg:stroke-linecap="butt"/>
    </style:style>
    <style:style style:family="graphic" style:name="a189">
      <style:graphic-properties draw:fill="none" draw:stroke="dash" draw:stroke-dash="a188" svg:stroke-width="0.01389in" svg:stroke-color="#000000" svg:stroke-opacity="20%" draw:stroke-linejoin="miter" svg:stroke-linecap="but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6">
      <style:graphic-properties draw:fill="none" draw:stroke="dash" draw:stroke-dash="a195" svg:stroke-width="0.01042in" svg:stroke-color="#000000" svg:stroke-opacity="20%" draw:stroke-linejoin="miter" svg:stroke-linecap="butt"/>
    </style:style>
    <style:style style:family="graphic" style:name="a197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f81b02" draw:opacity="100%" draw:stroke="none"/>
    </style:style>
    <style:style style:family="graphic" style:name="a506">
      <style:graphic-properties draw:fill="solid" draw:fill-color="#f81b02" draw:opacity="100%" draw:stroke="none"/>
    </style:style>
    <style:style style:family="graphic" style:name="a507">
      <style:graphic-properties draw:fill="solid" draw:fill-color="#f81b02" draw:opacity="100%" draw:stroke="none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dash" draw:stroke-dash="a400" svg:stroke-width="0.01042in" svg:stroke-color="#000000" svg:stroke-opacity="20%" draw:stroke-linejoin="miter" svg:stroke-linecap="butt"/>
    </style:style>
    <style:style style:family="graphic" style:name="a4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">
      <style:graphic-properties draw:fill="solid" draw:fill-color="#f81b02" draw:opacity="100%" draw:stroke="non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f81b02" draw:opacity="100%" draw:stroke="none"/>
    </style:style>
    <style:style style:family="graphic" style:name="a64">
      <style:graphic-properties draw:fill="solid" draw:fill-color="#f81b02" draw:opacity="100%" draw:stroke="non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dash" draw:stroke-dash="a510" svg:stroke-width="0.01042in" svg:stroke-color="#000000" svg:stroke-opacity="20%" draw:stroke-linejoin="miter" svg:stroke-linecap="butt"/>
    </style:style>
    <style:style style:family="graphic" style:name="a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3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68">
      <style:graphic-properties draw:fill="none" draw:stroke="dash" draw:stroke-dash="a67" svg:stroke-width="0.01042in" svg:stroke-color="#000000" svg:stroke-opacity="20%" draw:stroke-linejoin="miter" svg:stroke-linecap="butt"/>
    </style:style>
    <style:style style:family="graphic" style:name="a51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dash" draw:stroke-dash="a517" svg:stroke-width="0.01042in" svg:stroke-color="#000000" svg:stroke-opacity="20%" draw:stroke-linejoin="miter" svg:stroke-linecap="butt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solid" draw:fill-color="#f81b02" draw:opacity="100%" draw:stroke="none"/>
    </style:style>
    <style:style style:family="graphic" style:name="a627">
      <style:graphic-properties draw:fill="solid" draw:fill-color="#f81b02" draw:opacity="100%" draw:stroke="none"/>
    </style:style>
    <style:style style:family="graphic" style:name="a628">
      <style:graphic-properties draw:fill="solid" draw:fill-color="#f81b02" draw:opacity="100%" draw:stroke="none"/>
    </style:style>
    <style:style style:family="graphic" style:name="a62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1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dash" draw:stroke-dash="a519" svg:stroke-width="0.01042in" svg:stroke-color="#000000" svg:stroke-opacity="20%" draw:stroke-linejoin="miter" svg:stroke-linecap="butt"/>
    </style:style>
    <text:list-style style:name="a2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/12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65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66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68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69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70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71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72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73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75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77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79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81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82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83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84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85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86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88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89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2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3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64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Haga clic para modificar el estilo de título del patrón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Haga clic para editar el estilo de subtítulo del patrón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/12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90">
      <draw:g draw:name="Group 79" draw:id="id34">
        <svg:title/>
        <svg:desc/>
        <draw:custom-shape svg:x="1.42882in" svg:y="0in" svg:width="4.22396in" svg:height="7.48438in" draw:id="id44" draw:style-name="a125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26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27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29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31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33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34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35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36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37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38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39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40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41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42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44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46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47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48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49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50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22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23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24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94" draw:name="Title 1" svg:x="0.97182in" svg:y="2.56991in" svg:width="3.82653in" svg:height="2.6864in" presentation:class="title" presentation:placeholder="false">
        <draw:text-box>
          <text:p text:style-name="a93" text:class-names="" text:cond-style-name=""><text:span text:style-name="a91" text:class-names="">Haga clic para modificar el estilo de título del patrón</text:span><text:span text:style-name="a92" text:class-names=""/></text:p>
        </draw:text-box>
        <svg:title/>
        <svg:desc/>
      </draw:frame>
      <draw:frame draw:id="id37" presentation:style-name="a111" draw:name="Content Placeholder 2" svg:x="5.5976in" svg:y="0.87837in" svg:width="6.86994in" svg:height="5.73996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Editar el estilo de texto del patrón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gundo ni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Quinto nivel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15" draw:name="Date Placeholder 3" svg:x="0.88in" svg:y="0.35in" svg:width="4in" svg:height="0.35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1/12/2018</text:date></text:span></text:p>
        </draw:text-box>
        <svg:title/>
        <svg:desc/>
      </draw:frame>
      <draw:frame draw:id="id39" presentation:style-name="a118" draw:name="Footer Placeholder 4" svg:x="0.88in" svg:y="6.81in" svg:width="11.58in" svg:height="0.3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0" presentation:style-name="a121" draw:name="Slide Number Placeholder 5" svg:x="11.45in" svg:y="0.35in" svg:width="1in" svg:height="0.35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151">
      <draw:g draw:name="Group 76" draw:id="id65">
        <svg:title/>
        <svg:desc/>
        <draw:custom-shape svg:x="-0.36054in" svg:y="1.41176in" svg:width="10.61111in" svg:height="6.09527in" draw:id="id75" draw:style-name="a173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74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76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77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78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79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80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81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83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85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87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89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90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91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92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93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94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96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97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70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71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72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55" draw:name="Title 1" svg:x="3.65728in" svg:y="2.26895in" svg:width="6.00418in" svg:height="1.84754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68" presentation:style-name="a159" draw:name="Text Placeholder 2" svg:x="3.65728in" svg:y="4.20697in" svg:width="6.00418in" svg:height="1.5133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ar el estilo de texto del patrón</text:span></text:p>
            </text:list-item>
          </text:list>
        </draw:text-box>
        <svg:title/>
        <svg:desc/>
      </draw:frame>
      <draw:frame draw:id="id69" presentation:style-name="a163" draw:name="Date Placeholder 3" svg:x="0.88in" svg:y="0.35in" svg:width="4in" svg:height="0.35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1/12/2018</text:date></text:span></text:p>
        </draw:text-box>
        <svg:title/>
        <svg:desc/>
      </draw:frame>
      <draw:frame draw:id="id70" presentation:style-name="a166" draw:name="Footer Placeholder 4" svg:x="0.88in" svg:y="6.81in" svg:width="11.58in" svg:height="0.35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71" presentation:style-name="a169" draw:name="Slide Number Placeholder 5" svg:x="11.45in" svg:y="0.35in" svg:width="1in" svg:height="0.35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98">
      <draw:g draw:name="Group 36" draw:id="id94">
        <svg:title/>
        <svg:desc/>
        <draw:custom-shape svg:x="1.42882in" svg:y="0in" svg:width="4.22396in" svg:height="7.48438in" draw:id="id105" draw:style-name="a25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5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5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5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5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5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5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6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6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6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6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6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6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6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6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6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7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7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7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7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7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47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4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49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202" draw:name="Title 1" svg:x="0.97222in" svg:y="2.55869in" svg:width="3.82855in" svg:height="2.7013in" presentation:class="title" presentation:placeholder="false">
        <draw:text-box>
          <text:p text:style-name="a201" text:class-names="" text:cond-style-name=""><text:span text:style-name="a199" text:class-names="">Haga clic para modificar el estilo de título del patrón</text:span><text:span text:style-name="a200" text:class-names=""/></text:p>
        </draw:text-box>
        <svg:title/>
        <svg:desc/>
      </draw:frame>
      <draw:frame draw:id="id97" presentation:style-name="a219" draw:name="Content Placeholder 2" svg:x="5.60026in" svg:y="0.87838in" svg:width="6.85651in" svg:height="2.6057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ar el estilo de texto del patrón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gundo ni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Quinto ni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36" draw:name="Content Placeholder 3" svg:x="5.5976in" svg:y="4.01593in" svg:width="6.85917in" svg:height="2.60672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ar el estilo de texto del patró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gundo ni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Quinto ni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40" draw:name="Date Placeholder 4" svg:x="0.88in" svg:y="0.35in" svg:width="4in" svg:height="0.35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/12/2018</text:date></text:span></text:p>
        </draw:text-box>
        <svg:title/>
        <svg:desc/>
      </draw:frame>
      <draw:frame draw:id="id100" presentation:style-name="a243" draw:name="Footer Placeholder 5" svg:x="0.88in" svg:y="6.81in" svg:width="11.58in" svg:height="0.35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101" presentation:style-name="a246" draw:name="Slide Number Placeholder 6" svg:x="11.45in" svg:y="0.35in" svg:width="1in" svg:height="0.35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276">
      <draw:g draw:name="Group 38" draw:id="id126">
        <svg:title/>
        <svg:desc/>
        <draw:custom-shape svg:x="1.42882in" svg:y="0in" svg:width="4.22396in" svg:height="7.48438in" draw:id="id139" draw:style-name="a33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3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3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4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4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4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4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4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4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4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4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5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5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5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5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5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5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5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5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6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6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33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3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35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80" draw:name="Title 1" svg:x="0.97222in" svg:y="2.58521in" svg:width="3.82855in" svg:height="2.69083in" presentation:class="title" presentation:placeholder="false">
        <draw:text-box>
          <text:p text:style-name="a279" text:class-names="" text:cond-style-name=""><text:span text:style-name="a277" text:class-names="">Haga clic para modificar el estilo de título del patrón</text:span><text:span text:style-name="a278" text:class-names=""/></text:p>
        </draw:text-box>
        <svg:title/>
        <svg:desc/>
      </draw:frame>
      <draw:frame draw:id="id129" presentation:style-name="a284" draw:name="Text Placeholder 2" svg:x="5.60492in" svg:y="0.87837in" svg:width="6.85158in" svg:height="0.7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ar el estilo de texto del patrón</text:span></text:p>
            </text:list-item>
          </text:list>
        </draw:text-box>
        <svg:title/>
        <svg:desc/>
      </draw:frame>
      <draw:frame draw:id="id130" presentation:style-name="a301" draw:name="Content Placeholder 3" svg:x="5.6051in" svg:y="1.62837in" svg:width="6.85078in" svg:height="1.8557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ar el estilo de texto del patrón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gundo ni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Quinto ni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305" draw:name="Text Placeholder 4" svg:x="5.59783in" svg:y="4.00906in" svg:width="6.85085in" svg:height="0.7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ar el estilo de texto del patrón</text:span></text:p>
            </text:list-item>
          </text:list>
        </draw:text-box>
        <svg:title/>
        <svg:desc/>
      </draw:frame>
      <draw:frame draw:id="id132" presentation:style-name="a322" draw:name="Content Placeholder 5" svg:x="5.5976in" svg:y="4.75906in" svg:width="6.85213in" svg:height="1.86358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ar el estilo de texto del patrón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gundo ni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Quinto ni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26" draw:name="Date Placeholder 6" svg:x="0.88in" svg:y="0.35in" svg:width="4in" svg:height="0.35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1/12/2018</text:date></text:span></text:p>
        </draw:text-box>
        <svg:title/>
        <svg:desc/>
      </draw:frame>
      <draw:frame draw:id="id134" presentation:style-name="a329" draw:name="Footer Placeholder 7" svg:x="0.88in" svg:y="6.81in" svg:width="11.58in" svg:height="0.35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135" presentation:style-name="a332" draw:name="Slide Number Placeholder 8" svg:x="11.45in" svg:y="0.35in" svg:width="1in" svg:height="0.3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362">
      <draw:g draw:name="Group 76" draw:id="id160">
        <svg:title/>
        <svg:desc/>
        <draw:custom-shape svg:x="1.42882in" svg:y="0in" svg:width="4.22396in" svg:height="7.48438in" draw:id="id169" draw:style-name="a38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8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8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8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8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8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8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9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9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9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9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9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9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9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39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39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40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40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40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40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40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7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7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79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66" draw:name="Title 1" svg:x="0.97182in" svg:y="2.56991in" svg:width="3.82895in" svg:height="2.6864in" presentation:class="title" presentation:placeholder="false">
        <draw:text-box>
          <text:p text:style-name="a365" text:class-names="" text:cond-style-name=""><text:span text:style-name="a363" text:class-names="">Haga clic para modificar el estilo de título del patrón</text:span><text:span text:style-name="a364" text:class-names=""/></text:p>
        </draw:text-box>
        <svg:title/>
        <svg:desc/>
      </draw:frame>
      <draw:frame draw:id="id163" presentation:style-name="a370" draw:name="Date Placeholder 2" svg:x="0.88in" svg:y="0.35in" svg:width="4in" svg:height="0.35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2/2018</text:date></text:span></text:p>
        </draw:text-box>
        <svg:title/>
        <svg:desc/>
      </draw:frame>
      <draw:frame draw:id="id164" presentation:style-name="a373" draw:name="Footer Placeholder 3" svg:x="0.88in" svg:y="6.81in" svg:width="11.58in" svg:height="0.35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65" presentation:style-name="a376" draw:name="Slide Number Placeholder 4" svg:x="11.45in" svg:y="0.35in" svg:width="1in" svg:height="0.35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En-blanco" style:page-layout-name="pageLayout1" draw:style-name="a406">
      <draw:frame draw:id="id190" presentation:style-name="a410" draw:name="Date Placeholder 1" svg:x="0.88in" svg:y="0.35in" svg:width="4in" svg:height="0.3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/12/2018</text:date></text:span></text:p>
        </draw:text-box>
        <svg:title/>
        <svg:desc/>
      </draw:frame>
      <draw:frame draw:id="id191" presentation:style-name="a413" draw:name="Footer Placeholder 2" svg:x="0.88in" svg:y="6.81in" svg:width="11.58in" svg:height="0.3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92" presentation:style-name="a416" draw:name="Slide Number Placeholder 3" svg:x="11.45in" svg:y="0.35in" svg:width="1in" svg:height="0.3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417">
      <draw:g draw:name="Group 73" draw:id="id193">
        <svg:title/>
        <svg:desc/>
        <draw:custom-shape svg:x="1.42882in" svg:y="0in" svg:width="4.22396in" svg:height="7.48438in" draw:id="id204" draw:style-name="a45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5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5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6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6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6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6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6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6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6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6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7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7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7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7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7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7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7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7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8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8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53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54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55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421" draw:name="Title 1" svg:x="0.97182in" svg:y="2.57221in" svg:width="3.82896in" svg:height="1.33781in" presentation:class="title" presentation:placeholder="false">
        <draw:text-box>
          <text:p text:style-name="a420" text:class-names="" text:cond-style-name=""><text:span text:style-name="a418" text:class-names="">Haga clic para modificar el estilo de título del patrón</text:span><text:span text:style-name="a419" text:class-names=""/></text:p>
        </draw:text-box>
        <svg:title/>
        <svg:desc/>
      </draw:frame>
      <draw:frame draw:id="id196" presentation:style-name="a438" draw:name="Content Placeholder 2" svg:x="5.58835in" svg:y="0.87796in" svg:width="6.86246in" svg:height="5.7414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ar el estilo de texto del patrón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gundo ni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Quinto nivel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42" draw:name="Text Placeholder 3" svg:x="0.97182in" svg:y="3.91534in" svg:width="3.82896in" svg:height="1.3354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ar el estilo de texto del patrón</text:span></text:p>
            </text:list-item>
          </text:list>
        </draw:text-box>
        <svg:title/>
        <svg:desc/>
      </draw:frame>
      <draw:frame draw:id="id198" presentation:style-name="a446" draw:name="Date Placeholder 4" svg:x="0.88in" svg:y="0.35in" svg:width="4in" svg:height="0.35in" presentation:class="date-time" presentation:placeholder="false">
        <draw:text-box>
          <text:p text:style-name="a445" text:class-names="" text:cond-style-name=""><text:span text:style-name="a443" text:class-names=""><text:date text:fixed="false" style:data-style-name="a444">1/12/2018</text:date></text:span></text:p>
        </draw:text-box>
        <svg:title/>
        <svg:desc/>
      </draw:frame>
      <draw:frame draw:id="id199" presentation:style-name="a449" draw:name="Footer Placeholder 5" svg:x="0.88in" svg:y="6.81in" svg:width="11.58in" svg:height="0.3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200" presentation:style-name="a452" draw:name="Slide Number Placeholder 6" svg:x="11.45in" svg:y="0.35in" svg:width="1in" svg:height="0.35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482">
      <draw:g draw:name="Group 72" draw:id="id225">
        <svg:title/>
        <svg:desc/>
        <draw:custom-shape svg:x="-0.36054in" svg:y="1.41176in" svg:width="10.61111in" svg:height="6.09527in" draw:id="id236" draw:style-name="a508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509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511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512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513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514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515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516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518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520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522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524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525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526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527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528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29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31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32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505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506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507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86" draw:name="Picture Placeholder 2" svg:x="8.24968in" svg:y="0in" svg:width="5.08365in" svg:height="7.5in" presentation:class="graphic" presentation:placeholder="false">
        <draw:text-box>
          <text:p text:style-name="a485" text:class-names="" text:cond-style-name=""><text:span text:style-name="a483" text:class-names="">Haga clic en el icono para agregar una imagen</text:span><text:span text:style-name="a484" text:class-names=""/></text:p>
        </draw:text-box>
        <svg:title/>
        <svg:desc/>
      </draw:frame>
      <draw:frame draw:id="id228" presentation:style-name="a490" draw:name="Title 1" svg:x="0.96833in" svg:y="2.58121in" svg:width="6.31742in" svg:height="1.28831in" presentation:class="title" presentation:placeholder="false">
        <draw:text-box>
          <text:p text:style-name="a489" text:class-names="" text:cond-style-name=""><text:span text:style-name="a487" text:class-names="">Haga clic para modificar el estilo de título del patrón</text:span><text:span text:style-name="a488" text:class-names=""/></text:p>
        </draw:text-box>
        <svg:title/>
        <svg:desc/>
      </draw:frame>
      <draw:frame draw:id="id229" presentation:style-name="a494" draw:name="Text Placeholder 3" svg:x="0.96833in" svg:y="3.87687in" svg:width="6.31742in" svg:height="1.3934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ar el estilo de texto del patrón</text:span></text:p>
            </text:list-item>
          </text:list>
        </draw:text-box>
        <svg:title/>
        <svg:desc/>
      </draw:frame>
      <draw:frame draw:id="id230" presentation:style-name="a498" draw:name="Date Placeholder 4" svg:x="0.88in" svg:y="0.35in" svg:width="4in" svg:height="0.35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1/12/2018</text:date></text:span></text:p>
        </draw:text-box>
        <svg:title/>
        <svg:desc/>
      </draw:frame>
      <draw:frame draw:id="id231" presentation:style-name="a501" draw:name="Footer Placeholder 5" svg:x="0.88in" svg:y="6.81in" svg:width="6.49847in" svg:height="0.3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32" presentation:style-name="a504" draw:name="Slide Number Placeholder 6" svg:x="6.37399in" svg:y="0.35in" svg:width="1in" svg:height="0.3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vertTx-Título-y-texto-vertical" style:page-layout-name="pageLayout1" draw:style-name="a533">
      <draw:g draw:name="Group 74" draw:id="id255">
        <svg:title/>
        <svg:desc/>
        <draw:custom-shape svg:x="1.42882in" svg:y="0in" svg:width="4.22396in" svg:height="7.48438in" draw:id="id265" draw:style-name="a568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69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70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72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74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76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77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78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79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80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81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82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83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84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85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87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589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590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591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592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593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65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66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6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37" draw:name="Title 1" svg:x="0.97182in" svg:y="2.56991in" svg:width="3.82895in" svg:height="2.6864in" presentation:class="title" presentation:placeholder="false">
        <draw:text-box>
          <text:p text:style-name="a536" text:class-names="" text:cond-style-name=""><text:span text:style-name="a534" text:class-names="">Haga clic para modificar el estilo de título del patrón</text:span><text:span text:style-name="a535" text:class-names=""/></text:p>
        </draw:text-box>
        <svg:title/>
        <svg:desc/>
      </draw:frame>
      <draw:frame draw:id="id258" presentation:style-name="a554" draw:name="Vertical Text Placeholder 2" svg:x="5.58835in" svg:y="0.86912in" svg:width="6.86246in" svg:height="5.74922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ar el estilo de texto del patró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gundo ni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Quinto ni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58" draw:name="Date Placeholder 3" svg:x="0.88in" svg:y="0.35in" svg:width="4in" svg:height="0.35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/12/2018</text:date></text:span></text:p>
        </draw:text-box>
        <svg:title/>
        <svg:desc/>
      </draw:frame>
      <draw:frame draw:id="id260" presentation:style-name="a561" draw:name="Footer Placeholder 4" svg:x="0.88in" svg:y="6.81in" svg:width="11.58in" svg:height="0.3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261" presentation:style-name="a564" draw:name="Slide Number Placeholder 5" svg:x="11.45in" svg:y="0.35in" svg:width="1in" svg:height="0.3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594">
      <draw:g draw:name="Group 74" draw:id="id286">
        <svg:title/>
        <svg:desc/>
        <draw:custom-shape svg:x="7.65278in" svg:y="0in" svg:width="4.22396in" svg:height="7.48438in" draw:id="id296" draw:style-name="a62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63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63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3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3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3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3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3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4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4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4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4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4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4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4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4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5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5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5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5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5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626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627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628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598" draw:name="Vertical Title 1" svg:x="8.5383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Haga clic para modificar el estilo de título del patrón</text:span><text:span text:style-name="a596" text:class-names=""/></text:p>
        </draw:text-box>
        <svg:title/>
        <svg:desc/>
      </draw:frame>
      <draw:frame draw:id="id289" presentation:style-name="a615" draw:name="Vertical Text Placeholder 2" svg:x="0.87789in" svg:y="0.87319in" svg:width="6.85545in" svg:height="5.74946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Editar el estilo de texto del patrón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gundo ni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Quinto ni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619" draw:name="Date Placeholder 3" svg:x="0.88in" svg:y="0.35in" svg:width="4in" svg:height="0.35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/12/2018</text:date></text:span></text:p>
        </draw:text-box>
        <svg:title/>
        <svg:desc/>
      </draw:frame>
      <draw:frame draw:id="id291" presentation:style-name="a622" draw:name="Footer Placeholder 4" svg:x="0.88in" svg:y="6.81in" svg:width="11.58in" svg:height="0.3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92" presentation:style-name="a625" draw:name="Slide Number Placeholder 5" svg:x="11.45in" svg:y="0.35in" svg:width="1in" svg:height="0.3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ática de la Gestión I</dc:title>
    <meta:initial-creator>Usuario de Windows</meta:initial-creator>
    <dc:creator>Usuario de Windows</dc:creator>
    <meta:creation-date>2018-01-12T23:32:10Z</meta:creation-date>
    <dc:date>2018-01-20T04:16:28Z</dc:date>
    <meta:template xlink:href="TM16401371%5b%5bfn=Atlas%5d%5d" xlink:type="simple"/>
    <meta:editing-cycles>11</meta:editing-cycles>
    <meta:editing-duration>PT12737S</meta:editing-duration>
    <meta:document-statistic meta:paragraph-count="13" meta:word-count="20"/>
  </office:meta>
</office:document-meta>
</file>